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Iskoola Pota" style:font-name-asian="Iskoola Pota" style:font-name-complex="Iskoola Pot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11.6945833333333cm" style:use-optimal-column-width="true"/>
    </style:style>
    <style:style style:name="co8" style:family="table-column">
      <style:table-column-properties fo:break-before="auto" style:column-width="10.3716666666667cm" style:use-optimal-column-width="true"/>
    </style:style>
    <style:style style:name="co9" style:family="table-column">
      <style:table-column-properties fo:break-before="auto" style:column-width="11.27125cm" style:use-optimal-column-width="true"/>
    </style:style>
    <style:style style:name="co10" style:family="table-column">
      <style:table-column-properties fo:break-before="auto" style:column-width="3.59833333333333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2.98979166666667cm" style:use-optimal-column-width="true"/>
    </style:style>
    <style:style style:name="co13" style:family="table-column">
      <style:table-column-properties fo:break-before="auto" style:column-width="4.206875cm" style:use-optimal-column-width="true"/>
    </style:style>
    <style:style style:name="co14" style:family="table-column">
      <style:table-column-properties fo:break-before="auto" style:column-width="1.56104166666667cm" style:use-optimal-column-width="true"/>
    </style:style>
    <style:style style:name="co15" style:family="table-column">
      <style:table-column-properties fo:break-before="auto" style:column-width="4.07458333333333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460625cm" style:use-optimal-column-width="true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5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8" table:default-cell-style-name="ce2"/>
        <table:table-column table:style-name="co18" table:number-columns-repeated="15357" table:default-cell-style-name="ce2"/>
        <table:table-row table:style-name="ro1">
          <table:table-cell office:value-type="string" table:style-name="ce2">
            <text:p>file number</text:p>
          </table:table-cell>
          <table:table-cell office:value-type="string" table:style-name="ce2">
            <text:p>syllabus</text:p>
          </table:table-cell>
          <table:table-cell office:value-type="string" table:style-name="ce2">
            <text:p>grade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Term</text:p>
          </table:table-cell>
          <table:table-cell office:value-type="string" table:style-name="ce2">
            <text:p>Lesson</text:p>
          </table:table-cell>
          <table:table-cell office:value-type="string" table:style-name="ce2">
            <text:p>lesson name</text:p>
          </table:table-cell>
          <table:table-cell office:value-type="string" table:style-name="ce2">
            <text:p>short description</text:p>
          </table:table-cell>
          <table:table-cell office:value-type="string" table:style-name="ce2">
            <text:p>long description</text:p>
          </table:table-cell>
          <table:table-cell office:value-type="string" table:style-name="ce2">
            <text:p>duration(HH:MM:SS)</text:p>
          </table:table-cell>
          <table:table-cell office:value-type="string" table:style-name="ce2">
            <text:p>Question NO.</text:p>
          </table:table-cell>
          <table:table-cell office:value-type="string" table:style-name="ce2">
            <text:p>Question Heading</text:p>
          </table:table-cell>
          <table:table-cell office:value-type="string" table:style-name="ce2">
            <text:p>Question image file nam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Answer image file name</text:p>
          </table:table-cell>
          <table:table-cell office:value-type="string" table:style-name="ce2">
            <text:p>answers</text:p>
          </table:table-cell>
          <table:table-cell office:value-type="string" table:style-name="ce2">
            <text:p>Answer status</text:p>
          </table:table-cell>
          <table:table-cell table:number-columns-repeated="1636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0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3">
            <text:p>විදේශ සාහිත්‍ය මූලාශ්‍ර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0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3">
            <text:p>ප්‍රාග් අයිතිහාසික යුගයේ ජනතාව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06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3">
            <text:p>ප්‍රාග් අයිතිහාසික යුගයේ ජිවන රටාව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07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3">
            <text:p>මුල් අයිතිහාසික යුග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08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3">
            <text:p>මුල් අයිතිහාසික යුගයේ ජනාවාස ව්‍යුහය හා ස්වරුප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09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3">
            <text:p>යුගයන් හදුනා ගැන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2">
            <text:p>ශ්‍රී ලංකාව ජනාවාස වීම</text:p>
          </table:table-cell>
          <table:table-cell office:value-type="string" table:style-name="ce3">
            <text:p>ප්‍රාග් අයිතිහාසික යුග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1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අනුරාධපුරයේ සිට පොළොන්නරු රාජධානියට මාරු ව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2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ශ්‍රී ලංකාවේ පැරණි විද්‍යාව හා තාක්ෂණය</text:p>
          </table:table-cell>
          <table:table-cell office:value-type="string" table:style-name="ce3">
            <text:p>විද්‍යාව හා තාක්ෂනය පිළිබද සාක්ෂි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3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ජල කළමනාකරණ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4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අතීතයේ වැව නිර්මාණය වූ අයුරු<text:s text:c="2"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5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වැව හා බැදුණු තාක්ෂණික අංග<text:s text:c="2"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6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රාජ්‍ය විරුදනාම හා රාජ්‍ය උරුම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7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පැරණි ශ්‍රීලංකාවේ දේශපාලන බලය මාධ්‍ය ගත වී තිබු අයුරු<text:s text:c="2"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8</text:p>
          </table:table-cell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ශ්‍රීලංකාවේ ශ්‍රේෂ්ට රජවරු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19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1 විජයබාහු රජු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0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පැරණි සමාජයේ පාල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1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රජයට සම්බන්ද වෙනම ඒකක පිහිටුව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2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කෘෂිකර්මාන්ත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3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කෘෂිකර්මාන්තය ප්‍රධාන කොටස් තුනකි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4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සත්ව පාලනයට යෝග්‍ය පරිසරයක් රජරට රාජධානියේ පැවත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5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කර්මාන්ත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6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වෙළෙදා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7</text:p>
          </table:table-cell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රජරට ශිෂ්ටාචාරයේ සම්මාජ සංස්කෘති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8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වෙනත් ආගම සහ අධ්‍යාපන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29</text:p>
          </table:table-cell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සාහිත්‍ය සහ අධ්‍යාපන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0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වාර්ගික සහජීව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1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2">
            <text:p>ශ්‍රී ලංකාවේ පැරණි සමාජය</text:p>
          </table:table-cell>
          <table:table-cell office:value-type="string" table:style-name="ce3">
            <text:p>ජන සමාජයේ සහජීව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2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text:s/>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අතීතයේ වැව නිර්මාණය වූ අයුරු<text:s text:c="2"/></text:p>
          </table:table-cell>
          <table:table-cell table:number-columns-repeated="2"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3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3">
            <text:p>මූලාශ්‍ර හැදින්වීම්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4</text:p>
          </table:table-cell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3">
            <text:p>වෙනත් අයිතිහාසික මූලාශ්‍ර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5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ඉතිහාසය හැදෑරීමේ මූලාශ්‍රය<text:s text:c="2"/>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3">
            <text:p>විදේශ සාහිත්‍ය මූලාශ්‍ර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6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2">
            <text:p>ඉතිහාසය හැදෑරීමේ මූලාශ්‍රය</text:p>
          </table:table-cell>
          <table:table-cell office:value-type="string" table:style-name="ce3">
            <text:p>පුරාවිද්‍යාත්මක මූලාශ්‍ර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7</text:p>
          </table:table-cell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පූර්ව රාජ්‍ය සම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8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/text:p>
          </table:table-cell>
          <table:table-cell office:value-type="string" table:style-name="ce3">
            <text:p>වියළි කලාපයේ පැරණි නගර පිරිහීම හා නව රාජධානි බිහි වීම</text:p>
          </table:table-cell>
          <table:table-cell office:value-type="string" table:style-name="ce3">
            <text:p>ශ්‍රී ලංකාවේ වියලි කලාපයේ ජනාවාස ව්‍යාප්ති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39</text:p>
          </table:table-cell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ශ්‍රී ලංකාවේ දේශපාලන බලය විකාශනය වීම</text:p>
          </table:table-cell>
          <table:table-cell office:value-type="string" table:style-name="ce3">
            <text:p>ශ්‍රී ලංකාවේ රාජ්‍යත්වයේ වර්ද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40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ඉන්දියාව හා ලංකාව අතර සම්බන්දතාව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1-41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2">
            <text:p>ශ්‍රී ලංකාවේ දේශපාලන බලය විකාශනය වීම</text:p>
          </table:table-cell>
          <table:table-cell office:value-type="string" table:style-name="ce3">
            <text:p>රාජ්‍යත්ව සංකල්පය බලවත් වීමේදී රජුගේ වගක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0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ජල කළමනාකරණ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0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වාරි තාක්ෂණයේ සුවිශේෂී ලක්ෂණ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විද්‍යාව හා තාක්ෂනය පිළිබද සාක්ෂි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15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අතීත ශ්‍රී ලංකාවේ නගර නිර්මාණ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16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/text:p>
          </table:table-cell>
          <table:table-cell office:value-type="string" table:style-name="ce3">
            <text:p>වියළි කලාපයේ පැරණි නගර පිරිහීම හා නව රාජධානි බිහි වීම</text:p>
          </table:table-cell>
          <table:table-cell office:value-type="string" table:style-name="ce3">
            <text:p>රජරට රාජධානි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17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අතීතයේ පවතී සුළු කර්මාන්ත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19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සීගිරි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0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ශ්‍රී ලංකාවේ පැරණි වස්තු විද්‍යාව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1</text:p>
          </table:table-cell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වැව් හා බැදුණු තාක්ෂණික අංග<text:s text:c="3"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2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සීගිරි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5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සමාජ දූරවලියේ කණ්ඩායම්හි පවතී කාර්ය භාර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6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නීතිය හා සම්ප්‍රදායන්හි අවශ්‍යතා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8</text:p>
          </table:table-cell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සමාජ සංවිධාන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29</text:p>
          </table:table-cell>
          <table:table-cell office:value-type="float" office:value="29" table:style-name="ce3">
            <text:p>2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සමාජ සංවිධානය යනු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30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පරිසරය සුරැකීමේ අවශ්යතාව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31</text:p>
          </table:table-cell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සමාජ ඒකාග්‍රතාවයට නිරෝගී පරපුරක අවශ්‍යතාව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33</text:p>
          </table:table-cell>
          <table:table-cell office:value-type="float" office:value="33" table:style-name="ce3">
            <text:p>33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 <text:s text:c="2"/>duplicate<text:s text:c="2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රජරට රාජධානි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6" table:style-name="ce2">
            <text:p>5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36</text:p>
          </table:table-cell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පොළොන්නරුව රාජධානියේ බිඳ වැටීම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7" table:style-name="ce2">
            <text:p>5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37</text:p>
          </table:table-cell>
          <table:table-cell office:value-type="float" office:value="37" table:style-name="ce3">
            <text:p>37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දෙවන නාගරීකරණ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38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සිංහල සාහිත්‍යයේ ස්වර්ණමය යුගය උදාවුයේ කෝට්ටේ යුගයේදී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0</text:p>
          </table:table-cell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යාපහුව හා කුරුණෑගල රාජධානි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1</text:p>
          </table:table-cell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මහා පරාක්‍රමබාහු පාලන සම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1" table:style-name="ce2">
            <text:p>6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2</text:p>
          </table:table-cell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රජරට රාජධානි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3</text:p>
          </table:table-cell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දබදෙනි රාජධානි සම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3" table:style-name="ce2">
            <text:p>6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4</text:p>
          </table:table-cell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ගම්පොළ රාජධානි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4" table:style-name="ce2">
            <text:p>6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5</text:p>
          </table:table-cell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කෝට්ටේ රාජධානියේ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5" table:style-name="ce2">
            <text:p>6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6</text:p>
          </table:table-cell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පරාක්‍රමබාහු රජු ලංකාව එක්සේසත් කල අයුරු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6" table:style-name="ce2">
            <text:p>6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48</text:p>
          </table:table-cell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රජරට රාජධානි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7" table:style-name="ce2">
            <text:p>6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50</text:p>
          </table:table-cell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පොළොන්නරු රාජධානියේ ශ්‍රේෂ්ට රජවරු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8" table:style-name="ce2">
            <text:p>6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0</text:p>
          </table:table-cell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සමාජයක නිරෝගී පරපුරක අවශ්‍යතාව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69" table:style-name="ce2">
            <text:p>6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1</text:p>
          </table:table-cell>
          <table:table-cell office:value-type="float" office:value="61" table:style-name="ce3">
            <text:p>6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සමාජය ඒකාග්‍රතාවය හා ජන ජීවිත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0" table:style-name="ce2">
            <text:p>7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2</text:p>
          </table:table-cell>
          <table:table-cell office:value-type="float" office:value="62" table:style-name="ce3">
            <text:p>6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ජල කළමනාකරණ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1" table:style-name="ce2">
            <text:p>7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3</text:p>
          </table:table-cell>
          <table:table-cell office:value-type="float" office:value="63" table:style-name="ce3">
            <text:p>6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විද්‍යාව හා තාක්ෂණය<text:s/><text:span text:style-name="T1">පිළිබද සාක්ෂි<text:s/></text:span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2" table:style-name="ce2">
            <text:p>7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4</text:p>
          </table:table-cell>
          <table:table-cell office:value-type="float" office:value="64" table:style-name="ce3">
            <text:p>6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සීගිරි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3" table:style-name="ce2">
            <text:p>7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6</text:p>
          </table:table-cell>
          <table:table-cell office:value-type="float" office:value="66" table:style-name="ce3">
            <text:p>66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ශ්‍රී ලංකාවේ පැරණි වස්තු විද්‍යාව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4" table:style-name="ce2">
            <text:p>7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7</text:p>
          </table:table-cell>
          <table:table-cell office:value-type="float" office:value="67" table:style-name="ce3">
            <text:p>67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නගර නිර්මාණ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5" table:style-name="ce2">
            <text:p>7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69</text:p>
          </table:table-cell>
          <table:table-cell office:value-type="float" office:value="69" table:style-name="ce3">
            <text:p>6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සනීපාරක්ෂාව සව්ස්තතාව වෛද්‍ය ක්‍රම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71</text:p>
          </table:table-cell>
          <table:table-cell office:value-type="float" office:value="71" table:style-name="ce3">
            <text:p>7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සුළු කර්මාන්ත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7" table:style-name="ce2">
            <text:p>7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73</text:p>
          </table:table-cell>
          <table:table-cell office:value-type="float" office:value="73" table:style-name="ce3">
            <text:p>7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2">
            <text:p>ශ්‍රී ලංකාවේ පැරණි විද්‍යාව හා තාක්ෂණය</text:p>
          </table:table-cell>
          <table:table-cell office:value-type="string" table:style-name="ce3">
            <text:p>ජල කළමනාකරණය 2 වැව්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74</text:p>
          </table:table-cell>
          <table:table-cell office:value-type="float" office:value="74" table:style-name="ce3">
            <text:p>7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2">
            <text:p>ඵෙතිහාසික දැනුම සහ එහි ප්‍රායෝගික ආදේශනය<text:s/></text:p>
          </table:table-cell>
          <table:table-cell office:value-type="string" table:style-name="ce3">
            <text:p>පැරණි සමාජ සංවිධාන තුල කාන්තා නියෝජන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75</text:p>
          </table:table-cell>
          <table:table-cell office:value-type="float" office:value="75" table:style-name="ce3">
            <text:p>7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නිශ්ශංකමල්ල රාජ්‍ය සාමය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76</text:p>
          </table:table-cell>
          <table:table-cell office:value-type="float" office:value="76" table:style-name="ce3">
            <text:p>76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 <text:s text:c="2"/>duplicate<text:s text:c="2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රජරට රාජධානි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2-77</text:p>
          </table:table-cell>
          <table:table-cell office:value-type="float" office:value="77" table:style-name="ce3">
            <text:p>77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 <text:s text:c="2"/>duplicate<text:s text:c="2"/></text:p>
          </table:table-cell>
          <table:table-cell office:value-type="string" table:style-name="ce2">
            <text:p>වියළි කලාපයේ පැරණි නගර පිරිහීම හා නව රාජධානි බිහි වීම<text:s text:c="4"/></text:p>
          </table:table-cell>
          <table:table-cell office:value-type="string" table:style-name="ce3">
            <text:p>රජරට රාජධානි පිරිහ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2" table:style-name="ce2">
            <text:p>8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ස්වභාවික පිහිට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3" table:style-name="ce2">
            <text:p>8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3">
            <text:p>මහනුවර රාජධානියේ ස්වාදිනත්වය ආරක්ෂා කිර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4" table:style-name="ce2">
            <text:p>8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සෙනරත් රජතුමා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දෙවන විමලධර්මසුරිය රජතුමා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3">
            <text:p>කිර්ති ශ්‍රී රාජසිංහ රජතුමා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6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රාජාධිරාජසිංහ රජු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8" table:style-name="ce2">
            <text:p>8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7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3">
            <text:p>මහනුවර රාජධානියේ පරිපාලන සංවිධා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89" table:style-name="ce2">
            <text:p>8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8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2">
            <text:p><text:s/>මහනුවර රාජධානිය</text:p>
          </table:table-cell>
          <table:table-cell office:value-type="string" table:style-name="ce3">
            <text:p>ආර්ථික ක්‍රමය හා සමාජ සංවිධා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09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පුනරුදයේ විශේෂ ලක්ෂණ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1" table:style-name="ce2">
            <text:p>9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0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පුනරුද සමයේ නිර්මාණ හා නිර්මාණකරුවන්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1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යුරෝපයේ දේෂ ගවේෂණ ව්‍යාපාර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3" table:style-name="ce2">
            <text:p>93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2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පුනරුදයේ ගෝලීය ප්‍රවණතා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3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පුනරුදය හා ලංකාව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4</text:p>
          </table:table-cell>
          <table:table-cell office:value-type="float" office:value="14" table:style-name="ce3">
            <text:p>14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පුනරුදය ලංකාව කෙරෙහි ඇති කල බලපෑ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5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string" table:style-name="ce2">
            <text:p>පුනරුදය</text:p>
          </table:table-cell>
          <table:table-cell office:value-type="string" table:style-name="ce3">
            <text:p>පුනරුදය</text:p>
          </table:table-cell>
          <table:table-cell office:value-type="string" table:style-name="ce3">
            <text:p>පුනරුදය ලංකාව කෙරෙහි ඇති කල බලපෑම් ආර්ථික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6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ශ්‍රී ලංකාව හා බටහිර ලෝකය</text:p>
          </table:table-cell>
          <table:table-cell office:value-type="string" table:style-name="ce3">
            <text:p>ශ්‍රී ලංකාව හා බටහිර ලෝකය</text:p>
          </table:table-cell>
          <table:table-cell office:value-type="string" table:style-name="ce3">
            <text:p>පෘතුගීසින් ලංකාවට පැමිණ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7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ශ්‍රී ලංකාව හා බටහිර ලෝකය</text:p>
          </table:table-cell>
          <table:table-cell office:value-type="string" table:style-name="ce3">
            <text:p>ශ්‍රී ලංකාව හා බටහිර ලෝකය</text:p>
          </table:table-cell>
          <table:table-cell office:value-type="string" table:style-name="ce3">
            <text:p>ශ්‍රී ලංකාවේ මුහුදුබඩ ප්‍රදේශ වල පෘතුගීසි බලය ව්‍යාප්ත කිරීම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8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ශ්‍රී ලංකාව හා බටහිර ලෝකය</text:p>
          </table:table-cell>
          <table:table-cell office:value-type="string" table:style-name="ce3">
            <text:p>ශ්‍රී ලංකාව හා බටහිර ලෝකය</text:p>
          </table:table-cell>
          <table:table-cell office:value-type="string" table:style-name="ce3">
            <text:p>උඩරට රාජධානිය තුල පෘතුගීසි බලය පැතිරවීමේ ප්‍රයත්නය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19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ශ්‍රී ලංකාව හා බටහිර ලෝකය</text:p>
          </table:table-cell>
          <table:table-cell office:value-type="string" table:style-name="ce3">
            <text:p>ශ්‍රී ලංකාව හා බටහිර ලෝකය</text:p>
          </table:table-cell>
          <table:table-cell office:value-type="string" table:style-name="ce2">
            <text:p>ශ්‍රී ලංකාව හා ලන්දේසින්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20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ශ්‍රී ලංකාව හා බටහිර ලෝකය</text:p>
          </table:table-cell>
          <table:table-cell office:value-type="string" table:style-name="ce3">
            <text:p>ශ්‍රී ලංකාව හා බටහිර ලෝකය</text:p>
          </table:table-cell>
          <table:table-cell office:value-type="string" table:style-name="ce3">
            <text:p>උඩරට රාජ්‍ය හා ලන්දේසින්<text:s/>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2010" table:style-name="ce2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istory-10-03-21</text:p>
          </table:table-cell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ශ්‍රී ලංකාව හා බටහිර ලෝකය</text:p>
          </table:table-cell>
          <table:table-cell office:value-type="string" table:style-name="ce3">
            <text:p>ශ්‍රී ලංකාව හා බටහිර ලෝකය</text:p>
          </table:table-cell>
          <table:table-cell office:value-type="string" table:style-name="ce3">
            <text:p>උඩරට රාජ්‍ය හා ලන්දේසින් අතර ගැටුම් ඇතිවීම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16366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title/>
    <dc:description/>
    <dc:subject/>
    <meta:initial-creator>edu</meta:initial-creator>
    <dc:creator>edu</dc:creator>
    <meta:creation-date>2022-08-23T11:02:23Z</meta:creation-date>
    <dc:date>2022-09-24T05:09:47Z</dc:date>
    <meta:template xlink:href="" xlink:type="simple"/>
    <meta:editing-cycles>180</meta:editing-cycles>
    <meta:editing-duration>PT46500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